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Purdue Fort Wayne (6-5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t. Francis (Pa.) (3-6)</text:p>
          </table:table-cell>
          <table:table-cell office:value-type="string">
            <text:p>18</text:p>
          </table:table-cell>
          <table:table-cell office:value-type="string">
            <text:p>17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37</text:p>
          </table:table-cell>
          <table:table-cell office:value-type="string">
            <text:p>.35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29</text:p>
          </table:table-cell>
          <table:table-cell office:value-type="string">
            <text:p>.31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35</text:p>
          </table:table-cell>
          <table:table-cell office:value-type="string">
            <text:p>.286</text:p>
          </table:table-cell>
        </table:table-row>
        <table:table-row>
          <table:table-cell office:value-type="string">
            <text:p>St. Francis (Pa.)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38</text:p>
          </table:table-cell>
          <table:table-cell office:value-type="string">
            <text:p>.15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28</text:p>
          </table:table-cell>
          <table:table-cell office:value-type="string">
            <text:p>.03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1</text:p>
          </table:table-cell>
          <table:table-cell office:value-type="string">
            <text:p>36</text:p>
          </table:table-cell>
          <table:table-cell office:value-type="string">
            <text:p>-.056</text:p>
          </table:table-cell>
        </table:table-row>
      </table:table>
      <table:table table:name="Sheet 2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e'Bria Gre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27</text:p>
          </table:table-cell>
          <table:table-cell office:value-type="string">
            <text:p>.40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.3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28</text:p>
          </table:table-cell>
          <table:table-cell office:value-type="string">
            <text:p>.179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.5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4</text:p>
          </table:table-cell>
          <table:table-cell office:value-type="string">
            <text:p>12</text:p>
          </table:table-cell>
          <table:table-cell office:value-type="string">
            <text:p>101</text:p>
          </table:table-cell>
          <table:table-cell office:value-type="string">
            <text:p>.317</text:p>
          </table:table-cell>
          <table:table-cell office:value-type="string">
            <text:p>44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47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2.0</text:p>
          </table:table-cell>
        </table:table-row>
      </table:table>
      <table:table table:name="Sheet 3">
        <table:table-row>
          <table:table-cell office:value-type="string">
            <text:p>St. Francis (Pa.)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Lauren William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mily Pieper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-.05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Jenna Vere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Emily Marcinowski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31</text:p>
          </table:table-cell>
          <table:table-cell office:value-type="string">
            <text:p>-.03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melia Metzler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lexis Lambert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Kelsey Roush 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36</text:p>
          </table:table-cell>
          <table:table-cell office:value-type="string">
            <text:p>.13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Daysha Shamli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Cecilia Esposito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8</text:p>
          </table:table-cell>
          <table:table-cell office:value-type="string">
            <text:p>23</text:p>
          </table:table-cell>
          <table:table-cell office:value-type="string">
            <text:p>102</text:p>
          </table:table-cell>
          <table:table-cell office:value-type="string">
            <text:p>.049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43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8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